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Expositor</text:p>
          </table:table-cell>
          <table:table-cell office:value-type="string" calcext:value-type="string">
            <text:p>Posicao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Referencia</text:p>
          </table:table-cell>
          <table:table-cell table:style-name="ce1" office:value-type="string" calcext:value-type="string">
            <text:p>Quantidade </text:p>
          </table:table-cell>
        </table:table-row>
        <table:table-row table:style-name="ro1">
          <table:table-cell office:value-type="float" office:value="1068400" calcext:value-type="float">
            <text:p>1068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ç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502" calcext:value-type="float">
            <text:p>10715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598" calcext:value-type="float">
            <text:p>110159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2178" calcext:value-type="float">
            <text:p>109217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594" calcext:value-type="float">
            <text:p>106859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023" calcext:value-type="float">
            <text:p>111502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4003" calcext:value-type="float">
            <text:p>108400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523" calcext:value-type="float">
            <text:p>10805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4003" calcext:value-type="float">
            <text:p>108400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tro Quadrado</text:p>
          </table:table-cell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8099" calcext:value-type="float">
            <text:p>108809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139" calcext:value-type="float">
            <text:p>108913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2472" calcext:value-type="float">
            <text:p>109247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07" calcext:value-type="float">
            <text:p>104850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62585" calcext:value-type="float">
            <text:p>106258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5856" calcext:value-type="float">
            <text:p>107585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861" calcext:value-type="float">
            <text:p>112586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435" calcext:value-type="float">
            <text:p>106143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547" calcext:value-type="float">
            <text:p>106154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256" calcext:value-type="float">
            <text:p>112025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526" calcext:value-type="float">
            <text:p>106252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838" calcext:value-type="float">
            <text:p>106183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97496" calcext:value-type="float">
            <text:p>109749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004" calcext:value-type="float">
            <text:p>113000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657" calcext:value-type="float">
            <text:p>106265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81559" calcext:value-type="float">
            <text:p>108155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7327" calcext:value-type="float">
            <text:p>109732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3398" calcext:value-type="float">
            <text:p>109339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459" calcext:value-type="float">
            <text:p>106145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4473" calcext:value-type="float">
            <text:p>106447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272" calcext:value-type="float">
            <text:p>106227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6669" calcext:value-type="float">
            <text:p>111666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003" calcext:value-type="float">
            <text:p>105900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8066" calcext:value-type="float">
            <text:p>112806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476" calcext:value-type="float">
            <text:p>106247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5281" calcext:value-type="float">
            <text:p>107528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5181" calcext:value-type="float">
            <text:p>108518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013" calcext:value-type="float">
            <text:p>1058013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055" calcext:value-type="float">
            <text:p>10590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81105" calcext:value-type="float">
            <text:p>108110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tro Quadrado</text:p>
          </table:table-cell>
          <table:table-cell office:value-type="float" office:value="61190230" calcext:value-type="float">
            <text:p>61190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81107" calcext:value-type="float">
            <text:p>1081107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151" calcext:value-type="float">
            <text:p>107615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657" calcext:value-type="float">
            <text:p>104765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164" calcext:value-type="float">
            <text:p>105916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905" calcext:value-type="float">
            <text:p>106090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2957" calcext:value-type="float">
            <text:p>104295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922" calcext:value-type="float">
            <text:p>103992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4054" calcext:value-type="float">
            <text:p>111405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4300" calcext:value-type="float">
            <text:p>104430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5">
          <table:table-cell table:style-name="Default"/>
          <table:table-cell table:style-name="ce1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ce1"/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6:09:06.10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9T17:09:16.188000000</meta:creation-date>
    <dc:date>2023-10-05T16:09:12.671000000</dc:date>
    <meta:editing-duration>PT12M53S</meta:editing-duration>
    <meta:editing-cycles>6</meta:editing-cycles>
    <meta:generator>LibreOffice/6.0.5.2$Windows_X86_64 LibreOffice_project/54c8cbb85f300ac59db32fe8a675ff7683cd5a16</meta:generator>
    <meta:document-statistic meta:table-count="1" meta:cell-count="252" meta:object-count="0"/>
  </office:meta>
</office:document-meta>
</file>